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fo:font-size="14pt" fo:font-weight="bold" officeooo:rsid="00156f36" officeooo:paragraph-rsid="00156f3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56f36" officeooo:paragraph-rsid="00156f36" style:font-size-asian="10.5pt" style:font-size-complex="12pt"/>
    </style:style>
    <style:style style:name="P3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Times" fo:font-size="14pt" fo:font-weight="bold" officeooo:rsid="0015e8d0" officeooo:paragraph-rsid="0015e8d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" fo:font-size="11pt" officeooo:rsid="00222a2a" officeooo:paragraph-rsid="00222a2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" fo:font-size="12pt" officeooo:rsid="0015e8d0" officeooo:paragraph-rsid="0015e8d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" fo:font-size="11pt" officeooo:rsid="001c4b00" officeooo:paragraph-rsid="001c4b00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" fo:font-size="11pt" officeooo:rsid="00301405" officeooo:paragraph-rsid="00301405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" fo:font-size="11pt" officeooo:rsid="003783f5" officeooo:paragraph-rsid="003783f5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Times" fo:font-size="12pt" officeooo:rsid="0015e8d0" officeooo:paragraph-rsid="0015e8d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" fo:font-size="11pt" fo:font-weight="bold" officeooo:rsid="00198442" officeooo:paragraph-rsid="00198442" style:font-size-asian="11pt" style:font-weight-asian="bold" style:font-size-complex="11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" fo:font-size="11pt" fo:font-weight="bold" officeooo:rsid="00240210" officeooo:paragraph-rsid="00240210" style:font-size-asian="11pt" style:font-weight-asian="bold" style:font-size-complex="11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5baf9" officeooo:paragraph-rsid="0028bf41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73ec6" officeooo:paragraph-rsid="00273ec6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8bf41" officeooo:paragraph-rsid="0028bf41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a6650" officeooo:paragraph-rsid="002a6650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" fo:font-size="11pt" fo:font-style="normal" fo:font-weight="normal" officeooo:rsid="002b55c7" officeooo:paragraph-rsid="002b55c7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" fo:font-size="11pt" fo:font-weight="bold" officeooo:rsid="0017e026" officeooo:paragraph-rsid="0017e026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" fo:font-size="11pt" fo:font-weight="normal" officeooo:rsid="0017e026" officeooo:paragraph-rsid="001e96b1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7e026" officeooo:paragraph-rsid="001e96b1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fd8aa" officeooo:paragraph-rsid="001e96b1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" fo:font-size="11pt" fo:font-weight="normal" officeooo:rsid="00198442" officeooo:paragraph-rsid="00198442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Times" fo:font-size="11pt" fo:font-weight="normal" officeooo:rsid="001fd8aa" officeooo:paragraph-rsid="001fd8aa" style:font-size-asian="11pt" style:font-weight-asian="normal" style:font-size-complex="11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Times" fo:font-size="11pt" fo:font-weight="normal" officeooo:rsid="00204d1e" officeooo:paragraph-rsid="00204d1e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" fo:font-size="11pt" fo:font-weight="normal" officeooo:rsid="001a2fc3" officeooo:paragraph-rsid="001a2fc3" style:font-size-asian="11pt" style:font-weight-asian="normal" style:font-size-complex="11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Times" fo:font-size="11pt" fo:font-weight="normal" officeooo:rsid="0020c579" officeooo:paragraph-rsid="0020c579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" fo:font-size="12pt" fo:font-weight="normal" officeooo:rsid="0015e8d0" officeooo:paragraph-rsid="0015e8d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" fo:font-size="11pt" fo:font-weight="bold" officeooo:rsid="0017e026" officeooo:paragraph-rsid="0015e8d0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" fo:font-size="11pt" fo:font-weight="normal" officeooo:rsid="0017e026" officeooo:paragraph-rsid="0017e026" style:font-size-asian="11pt" style:font-weight-asian="normal" style:font-size-complex="11pt" style:font-weight-complex="normal"/>
    </style:style>
    <style:style style:name="T1" style:family="text">
      <style:text-properties style:font-name="Times" fo:font-size="11pt" style:font-size-asian="11pt" style:font-size-complex="11pt"/>
    </style:style>
    <style:style style:name="T2" style:family="text">
      <style:text-properties style:font-name="Times" fo:font-size="11pt" officeooo:rsid="0015e8d0" style:font-size-asian="11pt" style:font-size-complex="11pt"/>
    </style:style>
    <style:style style:name="T3" style:family="text">
      <style:text-properties officeooo:rsid="00472004"/>
    </style:style>
    <style:style style:name="T4" style:family="text">
      <style:text-properties officeooo:rsid="0041480f"/>
    </style:style>
    <style:style style:name="T5" style:family="text">
      <style:text-properties officeooo:rsid="00301405"/>
    </style:style>
    <style:style style:name="T6" style:family="text">
      <style:text-properties fo:font-weight="bold" officeooo:rsid="00301405" style:font-weight-asian="bold" style:font-weight-complex="bold"/>
    </style:style>
    <style:style style:name="T7" style:family="text">
      <style:text-properties officeooo:rsid="001d462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22a2a"/>
    </style:style>
    <style:style style:name="T10" style:family="text">
      <style:text-properties officeooo:rsid="003783f5"/>
    </style:style>
    <style:style style:name="T11" style:family="text">
      <style:text-properties officeooo:rsid="00240210"/>
    </style:style>
    <style:style style:name="T12" style:family="text">
      <style:text-properties officeooo:rsid="00273ec6"/>
    </style:style>
    <style:style style:name="T13" style:family="text">
      <style:text-properties officeooo:rsid="002e3abb"/>
    </style:style>
    <style:style style:name="T14" style:family="text">
      <style:text-properties officeooo:rsid="003202a6"/>
    </style:style>
    <style:style style:name="T15" style:family="text">
      <style:text-properties officeooo:rsid="0033ec4a"/>
    </style:style>
    <style:style style:name="T16" style:family="text">
      <style:text-properties officeooo:rsid="003f4910"/>
    </style:style>
    <style:style style:name="T17" style:family="text">
      <style:text-properties officeooo:rsid="0047ad4a"/>
    </style:style>
    <style:style style:name="T18" style:family="text">
      <style:text-properties fo:font-weight="bold" officeooo:rsid="00391542" style:font-weight-asian="bold" style:font-weight-complex="bold"/>
    </style:style>
    <style:style style:name="T19" style:family="text">
      <style:text-properties officeooo:rsid="00391542"/>
    </style:style>
    <style:style style:name="T20" style:family="text">
      <style:text-properties officeooo:rsid="003d2361"/>
    </style:style>
    <style:style style:name="T21" style:family="text">
      <style:text-properties officeooo:rsid="0043f31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73ec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8bf41" style:font-style-asian="normal" style:font-weight-asian="normal" style:font-style-complex="normal" style:font-weight-complex="normal"/>
    </style:style>
    <style:style style:name="T27" style:family="text">
      <style:text-properties officeooo:rsid="0028bf41"/>
    </style:style>
    <style:style style:name="T28" style:family="text">
      <style:text-properties officeooo:rsid="0039c3dc"/>
    </style:style>
    <style:style style:name="T29" style:family="text">
      <style:text-properties officeooo:rsid="002a6650"/>
    </style:style>
    <style:style style:name="T30" style:family="text">
      <style:text-properties officeooo:rsid="0029efe0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officeooo:rsid="00198442"/>
    </style:style>
    <style:style style:name="T34" style:family="text">
      <style:text-properties officeooo:rsid="001e96b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rdan Handwerger</text:p>
      <text:p text:style-name="P2"><text:span text:style-name="T1">South Plainfield, NJ | 732-593-7411 </text:span><text:span text:style-name="T2">| </text:span><text:a xlink:type="simple" xlink:href="mailto:jordan.handwerger@gmail.com" text:style-name="Internet_20_link" text:visited-style-name="Visited_20_Internet_20_Link"><text:span text:style-name="T2">jordan.handwerger@gmail.com</text:span></text:a></text:p>
      <text:p text:style-name="P3">SUMMARY</text:p>
      <text:p text:style-name="P4">Software <text:span text:style-name="T3">e</text:span>ngineer with 5 years of experience <text:span text:style-name="T4">developing high performance applications on Linux systems.</text:span></text:p>
      <text:p text:style-name="P5"/>
      <text:p text:style-name="P3"><text:span text:style-name="T5">TECHNICAL </text:span>SKILLS</text:p>
      <text:p text:style-name="P6"><text:span text:style-name="T6">Languages:</text:span><text:span text:style-name="T5"> </text:span>C++, Python, Java, <text:span text:style-name="T7">JavaScript, </text:span>Bash, <text:span text:style-name="T7">MongoDB</text:span></text:p>
      <text:p text:style-name="P7"><text:span text:style-name="T8">Technologies: </text:span><text:span text:style-name="T7">Linux, </text:span><text:span text:style-name="T9">Docker, </text:span><text:span text:style-name="T10">Docker Compose,</text:span><text:span text:style-name="T9"> Git, GDB, </text:span><text:span text:style-name="T11">Conan, </text:span><text:span text:style-name="T12">C</text:span><text:span text:style-name="T10">M</text:span><text:span text:style-name="T12">ake </text:span><text:span text:style-name="T10">(ctest, CPack)</text:span><text:span text:style-name="T12">, </text:span>Radio (<text:span text:style-name="T13">LTE, 5GNR, PTT, AIS</text:span>), <text:span text:style-name="T14">Git</text:span><text:span text:style-name="T15">L</text:span><text:span text:style-name="T14">ab CI/CD, </text:span><text:span text:style-name="T16">Wireshark, </text:span><text:span text:style-name="T17">WebSockets</text:span></text:p>
      <text:p text:style-name="P8"><text:span text:style-name="T8">Programming </text:span><text:span text:style-name="T18">Concepts:</text:span><text:span text:style-name="T19"> Object Oriented Programming, Multithreading, Networking (TCP/IP, UDP), </text:span><text:span text:style-name="T20">Shared Memory, </text:span><text:span text:style-name="T21">Event-Driven Programming</text:span></text:p>
      <text:p text:style-name="P9"/>
      <text:p text:style-name="P3">WORK EXPERIENCE</text:p>
      <text:p text:style-name="P10">G3 Technologies,<text:span text:style-name="T22"> </text:span><text:span text:style-name="T23">Software Engineer </text:span><text:span text:style-name="T24">– Berkeley Heights, NJ <text:s text:c="52"/>Jan 2021 – Present</text:span></text:p>
      <text:list text:style-name="L1">
        <text:list-item>
          <text:p text:style-name="P11"><text:span text:style-name="T25">Added decode functionality for automatic identification system (AIS) NMEA messages by ex</text:span><text:span text:style-name="T26">panding and integrating</text:span><text:span text:style-name="T24"> an open source library, libais</text:span><text:span text:style-name="T23">,</text:span><text:span text:style-name="T24"> into </text:span><text:span text:style-name="T26">company software</text:span></text:p>
        </text:list-item>
        <text:list-item>
          <text:p text:style-name="P12">Integrated third-party <text:span text:style-name="T12">(</text:span><text:span text:style-name="T27">Epiq, </text:span><text:span text:style-name="T12">Ettus, Herrick, SignalHound) </text:span>software-defined radios, SDRs, <text:span text:style-name="T28">via their software APIs</text:span> into <text:span text:style-name="T12">flagship radio survey and collection products</text:span></text:p>
        </text:list-item>
        <text:list-item>
          <text:p text:style-name="P13">Overhauled legacy software to modern C++ to increase codebase readability and maintainability, and improve runtime performance</text:p>
        </text:list-item>
        <text:list-item>
          <text:p text:style-name="P14"><text:span text:style-name="T29">Developed</text:span> an algorithm to maximize SDR channel utilization to <text:span text:style-name="T30">improve the total number </text:span><text:span text:style-name="T29">of</text:span> cellular signal de<text:span text:style-name="T29">codes</text:span></text:p>
        </text:list-item>
        <text:list-item>
          <text:p text:style-name="P15">Designed and implemented a radio transmission product that replayed prerecorded SIGMF data files</text:p>
        </text:list-item>
        <text:list-item>
          <text:p text:style-name="P16">Guided less experienced team members to work effectively in various codebases</text:p>
        </text:list-item>
      </text:list>
      <text:p text:style-name="P17"/>
      <text:p text:style-name="P18"><text:span text:style-name="T8">CACI,</text:span> <text:span text:style-name="T31">Software Engineer Intern</text:span> <text:span text:style-name="T32">– Florham Park, NJ <text:s text:c="23"/></text:span><text:span text:style-name="T33">J</text:span>an 2019 – Aug 2019, May 2020 – Aug 2020</text:p>
      <text:list text:style-name="L2">
        <text:list-item>
          <text:p text:style-name="P19">Aided in research and development for a DARPA Active Cyber Defense program <text:span text:style-name="T34">involving</text:span> honey nets and decoy software</text:p>
        </text:list-item>
        <text:list-item>
          <text:p text:style-name="P19">Manipulated Java source code and bytecode to remove sensitive information <text:span text:style-name="T34">and obfuscate functionality</text:span></text:p>
        </text:list-item>
        <text:list-item>
          <text:p text:style-name="P20">Designed a secure, multi-container system using Docker Compose</text:p>
        </text:list-item>
        <text:list-item>
          <text:p text:style-name="P21">Created a Django web application to interface with the back-end code manipulation framework</text:p>
        </text:list-item>
        <text:list-item>
          <text:p text:style-name="P21">Automated deployment of project with Ansible and Bash scripts</text:p>
        </text:list-item>
      </text:list>
      <text:p text:style-name="P22"/>
      <text:p text:style-name="P23"><text:span text:style-name="T8">Numerix,</text:span> <text:span text:style-name="T31">Quality Assurance Developer Intern</text:span> – New York, NY <text:s text:c="41"/>May 2018 – Aug 2018</text:p>
      <text:list text:style-name="L3">
        <text:list-item>
          <text:p text:style-name="P24">Ensured quality and functionality of financial software though manual and automated testing</text:p>
        </text:list-item>
        <text:list-item>
          <text:p text:style-name="P25">Collaborated with developers and management to document new features and testing procedures</text:p>
        </text:list-item>
      </text:list>
      <text:p text:style-name="P23"/>
      <text:p text:style-name="P26"><text:span text:style-name="T8">Thingee Corporation,</text:span> <text:span text:style-name="T31">Software Engineer Intern</text:span> – Parsippany, NJ <text:s text:c="38"/>Aug 2017 – Dec 2017</text:p>
      <text:list text:style-name="L4">
        <text:list-item>
          <text:p text:style-name="P27">Implemented new features on the company website using Ruby on Rails</text:p>
        </text:list-item>
        <text:list-item>
          <text:p text:style-name="P27">Performed quality assurance testing on new features before deployment</text:p>
        </text:list-item>
      </text:list>
      <text:p text:style-name="P28"/>
      <text:p text:style-name="P3">EDUCATION</text:p>
      <text:p text:style-name="P29">Stevens Institute of Technology – Hoboken, NJ, USA</text:p>
      <text:p text:style-name="P30">Master of Science in Computer Science <text:s/>| 4.0 <text:s text:c="91"/>May 2021</text:p>
      <text:p text:style-name="P30">Bachelor of Science in Cybersecurity | 3.94 <text:s text:c="94"/>May 2020</text:p>
      <text:p text:style-name="P30">Minor in Literatu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01405" officeooo:paragraph-rsid="0030140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U.S. Citiz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21:36:39.611996000</meta:creation-date>
    <dc:date>2026-01-24T20:05:24.905028000</dc:date>
    <meta:editing-duration>PT1H44M45S</meta:editing-duration>
    <meta:editing-cycles>24</meta:editing-cycles>
    <meta:generator>LibreOffice/25.8.3.2$MacOSX_AARCH64 LibreOffice_project/8ca8d55c161d602844f5428fa4b58097424e324e</meta:generator>
    <meta:document-statistic meta:table-count="0" meta:image-count="0" meta:object-count="0" meta:page-count="1" meta:paragraph-count="34" meta:word-count="367" meta:character-count="2921" meta:non-whitespace-character-count="2253"/>
  </office:meta>
</office:document-meta>
</file>